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line-height="100%" fo:orphans="2" fo:widows="2" fo:text-indent="0cm" style:auto-text-indent="false"/>
    </style:style>
    <style:style style:name="P2" style:family="paragraph" style:parent-style-name="Text_20_body">
      <style:paragraph-properties fo:margin-left="0cm" fo:margin-right="0cm" fo:margin-top="0cm" fo:margin-bottom="0cm" loext:contextual-spacing="false" fo:orphans="2" fo:widows="2" fo:text-indent="0cm" style:auto-text-indent="false"/>
    </style:style>
    <style:style style:name="P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4" style:family="paragraph" style:parent-style-name="Heading_20_1">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nux Libertine" fo:letter-spacing="normal" fo:language="en" fo:country="US" fo:font-style="normal" fo:font-weight="normal"/>
    </style:style>
    <style:style style:name="P5" style:family="paragraph" style:parent-style-name="Text_20_body">
      <style:paragraph-properties fo:margin-left="0cm" fo:margin-right="0cm" fo:line-height="100%" fo:orphans="2" fo:widows="2" fo:text-indent="0cm" style:auto-text-indent="false"/>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bold" style:font-weight-asian="bold" style:font-weight-complex="bold"/>
    </style:style>
    <style:style style:name="P9" style:family="paragraph" style:parent-style-name="Heading_20_3">
      <style:paragraph-properties fo:margin-left="0cm" fo:margin-right="0cm" fo:line-height="100%" fo:orphans="2" fo:widows="2" fo:text-indent="0cm" style:auto-text-indent="false"/>
    </style:style>
    <style:style style:name="P10"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11"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style:style>
    <style:style style:name="P12" style:family="paragraph" style:parent-style-name="Standard">
      <style:paragraph-properties fo:margin-left="0cm" fo:margin-right="0cm" fo:line-height="100%" fo:orphans="2" fo:widows="2" fo:text-indent="0cm" style:auto-text-indent="false"/>
    </style:style>
    <style:style style:name="P1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1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15"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16" style:family="paragraph" style:parent-style-name="Text_20_body" style:list-style-name="L3">
      <style:paragraph-properties fo:margin-left="0cm" fo:margin-right="0cm" fo:margin-top="0cm" fo:margin-bottom="0cm" loext:contextual-spacing="false" fo:line-height="100%" fo:orphans="2" fo:widows="2" fo:text-indent="0cm" style:auto-text-indent="false" fo:padding="0cm" fo:border="none"/>
    </style:style>
    <style:style style:name="P17" style:family="paragraph" style:parent-style-name="Text_20_body">
      <style:paragraph-properties fo:margin-left="0cm" fo:margin-right="0cm" fo:line-height="100%" fo:orphans="2" fo:widows="2" fo:text-indent="0cm" style:auto-text-indent="false"/>
    </style:style>
    <style:style style:name="P18"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19" style:family="paragraph" style:parent-style-name="Text_20_body" style:list-style-name="L2">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20" style:family="paragraph" style:parent-style-name="Text_20_body" style:list-style-name="L3">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21"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22" style:family="paragraph" style:parent-style-name="Text_20_body" style:list-style-name="L1">
      <style:paragraph-properties fo:margin-top="0cm" fo:margin-bottom="0cm" loext:contextual-spacing="false" fo:orphans="2" fo:widows="2" fo:padding="0cm" fo:border="none"/>
    </style:style>
    <style:style style:name="P23" style:family="paragraph" style:parent-style-name="Text_20_body" style:list-style-name="L2">
      <style:paragraph-properties fo:margin-top="0cm" fo:margin-bottom="0cm" loext:contextual-spacing="false" fo:line-height="100%" fo:orphans="2" fo:widows="2" fo:padding="0cm" fo:border="none"/>
    </style:style>
    <style:style style:name="P24" style:family="paragraph" style:parent-style-name="Text_20_body" style:list-style-name="L4">
      <style:paragraph-properties fo:margin-top="0cm" fo:margin-bottom="0cm" loext:contextual-spacing="false" fo:line-height="100%" fo:orphans="2" fo:widows="2" fo:padding="0cm" fo:border="none"/>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0d4494"/>
    </style:style>
    <style:style style:name="T3" style:family="text">
      <style:text-properties fo:font-variant="normal" fo:text-transform="none" fo:color="#222222" style:font-name="sans-serif" fo:font-size="10.5pt" fo:letter-spacing="normal" fo:font-style="normal" fo:font-weight="bold"/>
    </style:style>
    <style:style style:name="T4" style:family="text">
      <style:text-properties fo:font-variant="normal" fo:text-transform="none" fo:color="#222222" style:font-name="sans-serif" fo:font-size="10.5pt" fo:letter-spacing="normal" fo:font-style="normal" fo:font-weight="bold" style:font-weight-asian="bold" style:font-weight-complex="bold"/>
    </style:style>
    <style:style style:name="T5"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style:style>
    <style:style style:name="T6"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7" style:family="text">
      <style:text-properties fo:font-variant="normal" fo:text-transform="none" fo:color="#222222" style:text-line-through-style="none" style:text-line-through-type="none" style:font-name="sans-serif" fo:font-size="10.5pt" fo:letter-spacing="normal" fo:font-style="normal" style:text-underline-style="none" fo:font-weight="bold" style:text-blinking="false" style:font-weight-asian="bold" style:font-weight-complex="bold"/>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bold" style:text-blinking="false" style:font-weight-asian="bold" style:font-weight-complex="bold"/>
    </style:style>
    <style:style style:name="T11"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2"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3" style:family="text">
      <style:text-properties fo:font-variant="normal" fo:text-transform="none" fo:color="#0b0080" style:text-line-through-style="none" style:text-line-through-type="none" style:font-name="sans-serif" fo:font-size="8.25pt" fo:letter-spacing="normal" fo:font-style="normal" style:text-underline-style="none" fo:font-weight="bold" style:text-blinking="false" style:font-weight-asian="bold" style:font-weight-complex="bold"/>
    </style:style>
    <style:style style:name="T1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15" style:family="text">
      <style:text-properties fo:font-variant="normal" fo:text-transform="none" fo:color="#000000" style:font-name="sans-serif" fo:letter-spacing="normal" fo:font-style="normal" fo:font-weight="normal"/>
    </style:style>
    <style:style style:name="T16" style:family="text">
      <style:text-properties fo:font-variant="normal" fo:text-transform="none" fo:color="#54595d" style:font-name="sans-serif" fo:font-size="12pt" fo:letter-spacing="normal" fo:font-style="normal" fo:font-weight="normal"/>
    </style:style>
    <style:style style:name="T17"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18" style:family="text">
      <style:text-properties fo:font-variant="normal" fo:text-transform="none" fo:color="#a55858" style:text-line-through-style="none" style:text-line-through-type="none" style:font-name="sans-serif" fo:font-size="10.5pt" fo:letter-spacing="normal" fo:font-style="normal" style:text-underline-style="none" fo:font-weight="bold" style:text-blinking="false" style:font-weight-asian="bold" style:font-weight-complex="bold"/>
    </style:style>
    <style:style style:name="T19" style:family="text">
      <style:text-properties fo:color="#222222" style:font-name="sans-serif" fo:font-size="10.5pt" fo:letter-spacing="normal" fo:font-style="italic" fo:font-weight="normal"/>
    </style:style>
    <style:style style:name="T20"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T21" style:family="text">
      <style:text-properties officeooo:rsid="000d4494"/>
    </style:style>
    <style:style style:name="T22" style:family="text">
      <style:text-properties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 text:name="firstHeading"/>Recommender system</text:h>
      <text:p text:style-name="P1"><text:span text:style-name="T1">A recommender system or a recommendation system </text:span><text:span text:style-name="T2">(</text:span><text:span text:style-name="T1">sometimes replacing 'system' with a synonym such as platform or engine) is a subclass of </text:span><text:span text:style-name="T2">i</text:span><text:a xlink:type="simple" xlink:href="https://en.wikipedia.org/wiki/Information_filtering_system" text:style-name="Internet_20_link" text:visited-style-name="Visited_20_Internet_20_Link"><text:span text:style-name="T9">nformation filtering system</text:span></text:a><text:span text:style-name="T6"> </text:span><text:span text:style-name="T1">that seeks to predict the "rating" or "preference" a user would give to an item.</text:span><text:bookmark text:name="cite_ref-handbook_1-0"/><text:span text:style-name="T1">They are primarily used in commercial applications.</text:span></text:p>
      <text:p text:style-name="P11"/>
      <text:h text:style-name="P9" text:outline-level="3"><text:bookmark text:name="Collaborative_filtering"/><text:span text:style-name="T15">Collaborative filtering</text:span><text:span text:style-name="T16">[</text:span><text:a xlink:type="simple" xlink:href="https://en.wikipedia.org/w/index.php?title=Recommender_system&amp;action=edit&amp;section=3" text:style-name="Internet_20_link" text:visited-style-name="Visited_20_Internet_20_Link"><text:span text:style-name="T14">edit</text:span></text:a><text:span text:style-name="T16">]</text:span></text:h>
      <text:p text:style-name="P2"><text:span text:style-name="T19">Main article: </text:span><text:a xlink:type="simple" xlink:href="https://en.wikipedia.org/wiki/Collaborative_filtering" text:style-name="Internet_20_link" text:visited-style-name="Visited_20_Internet_20_Link"><text:span text:style-name="T20">Collaborative filtering</text:span></text:a></text:p>
      <text:p text:style-name="P3"/>
      <text:p text:style-name="P10"><text:span text:style-name="T21">A</text:span>n example of collaborative filtering based on a ratings system</text:p>
      <text:p text:style-name="P5"><text:span text:style-name="T1">One approach to the design of recommender systems that has wide use is </text:span><text:a xlink:type="simple" xlink:href="https://en.wikipedia.org/wiki/Collaborative_filtering" text:style-name="Internet_20_link" text:visited-style-name="Visited_20_Internet_20_Link"><text:span text:style-name="T8">collaborative filtering</text:span></text:a><text:span text:style-name="T1">.</text:span><text:bookmark text:name="cite_ref-Breese98_32-0"/><text:a xlink:type="simple" xlink:href="https://en.wikipedia.org/wiki/Recommender_system#cite_note-Breese98-32" text:style-name="Internet_20_link" text:visited-style-name="Visited_20_Internet_20_Link"><text:span text:style-name="T12">[32]</text:span></text:a><text:span text:style-name="T1"> Collaborative filtering is based on the assumption that </text:span><text:span text:style-name="T4">people who agreed in the past will agree in the future</text:span><text:span text:style-name="T1">, and that they will like similar kinds of items as they liked in the past. The system generates recommendations using only information about rating profiles for different users or items. By locating peer users/items with a rating history similar to the current user or item, t</text:span><text:span text:style-name="T4">hey generate recommendations using this neighborhood.</text:span><text:span text:style-name="T1"> The user- and item-based </text:span><text:a xlink:type="simple" xlink:href="https://en.wikipedia.org/wiki/Nearest_neighbour_algorithm" text:style-name="Internet_20_link" text:visited-style-name="Visited_20_Internet_20_Link"><text:span text:style-name="T10">nearest neighbor algorithms</text:span></text:a><text:span text:style-name="T4"> can be combined to deal with the </text:span><text:a xlink:type="simple" xlink:href="https://en.wikipedia.org/wiki/Cold_start_(computing)" text:style-name="Internet_20_link" text:visited-style-name="Visited_20_Internet_20_Link"><text:span text:style-name="T10">cold start problem</text:span></text:a><text:span text:style-name="T4"> and improve recommendation results using this data.</text:span><text:bookmark text:name="cite_ref-33"/><text:a xlink:type="simple" xlink:href="https://en.wikipedia.org/wiki/Recommender_system#cite_note-33" text:style-name="Internet_20_link" text:visited-style-name="Visited_20_Internet_20_Link"><text:span text:style-name="T12">[33]</text:span></text:a><text:span text:style-name="T1"> Collaborative filtering methods are classified as memory-based and model-based. A well-known example of memory-based approaches is the user-based algorithm,</text:span><text:bookmark text:name="cite_ref-34"/><text:a xlink:type="simple" xlink:href="https://en.wikipedia.org/wiki/Recommender_system#cite_note-34" text:style-name="Internet_20_link" text:visited-style-name="Visited_20_Internet_20_Link"><text:span text:style-name="T12">[34]</text:span></text:a><text:span text:style-name="T1"> while that of model-based approaches is the </text:span><text:a xlink:type="simple" xlink:href="https://en.wikipedia.org/w/index.php?title=Kernel-Mapping_Recommender&amp;action=edit&amp;redlink=1" text:style-name="Internet_20_link" text:visited-style-name="Visited_20_Internet_20_Link"><text:span text:style-name="T18">Kernel-Mapping Recommender</text:span></text:a><text:span text:style-name="T7">.</text:span><text:bookmark text:name="cite_ref-351"/><text:a xlink:type="simple" xlink:href="https://en.wikipedia.org/wiki/Recommender_system#cite_note-35" text:style-name="Internet_20_link" text:visited-style-name="Visited_20_Internet_20_Link"><text:span text:style-name="T13">[35]</text:span></text:a></text:p>
      <text:p text:style-name="P5"><text:span text:style-name="T1">A key advantage of the collaborative filtering approach is that it does not rely on machine analyzable content and therefore it is capable of accurately recommending complex items such as movies without requiring an "understanding" of the item itself. Many algorithms have been used in measuring user similarity or item similarity in recommender systems. For example, the </text:span><text:a xlink:type="simple" xlink:href="https://en.wikipedia.org/wiki/K-nearest_neighbors_algorithm" text:style-name="Internet_20_link" text:visited-style-name="Visited_20_Internet_20_Link"><text:span text:style-name="T8">k-nearest neighbor</text:span></text:a><text:span text:style-name="T1"> (k-NN) approach</text:span><text:bookmark text:name="cite_ref-36"/><text:a xlink:type="simple" xlink:href="https://en.wikipedia.org/wiki/Recommender_system#cite_note-36" text:style-name="Internet_20_link" text:visited-style-name="Visited_20_Internet_20_Link"><text:span text:style-name="T12">[36]</text:span></text:a><text:span text:style-name="T1"> and the </text:span><text:a xlink:type="simple" xlink:href="https://en.wikipedia.org/wiki/Pearson_correlation" text:style-name="Internet_20_link" text:visited-style-name="Visited_20_Internet_20_Link"><text:span text:style-name="T8">Pearson Correlation</text:span></text:a><text:span text:style-name="T1"> as first implemented by Allen.</text:span><text:bookmark text:name="cite_ref-37"/><text:a xlink:type="simple" xlink:href="https://en.wikipedia.org/wiki/Recommender_system#cite_note-37" text:style-name="Internet_20_link" text:visited-style-name="Visited_20_Internet_20_Link"><text:span text:style-name="T12">[37]</text:span></text:a></text:p>
      <text:p text:style-name="P6"><text:span text:style-name="T1">When building a model from a user's behavior, a distinction is often made between explicit and </text:span><text:a xlink:type="simple" xlink:href="https://en.wikipedia.org/wiki/Implicit_data_collection" text:style-name="Internet_20_link" text:visited-style-name="Visited_20_Internet_20_Link"><text:span text:style-name="T8">implicit</text:span></text:a><text:span text:style-name="T1"> forms of </text:span><text:a xlink:type="simple" xlink:href="https://en.wikipedia.org/wiki/Data_collection" text:style-name="Internet_20_link" text:visited-style-name="Visited_20_Internet_20_Link"><text:span text:style-name="T8">data collection</text:span></text:a><text:span text:style-name="T1">.</text:span></text:p>
      <text:p text:style-name="P8">Examples of explicit data collection include the following:</text:p>
      <text:list xml:id="list2287197167" text:style-name="L1">
        <text:list-item>
          <text:p text:style-name="P13">Asking a user to rate an item on a sliding scale.</text:p>
        </text:list-item>
        <text:list-item>
          <text:p text:style-name="P18">Asking a user to search.</text:p>
        </text:list-item>
        <text:list-item>
          <text:p text:style-name="P18">Asking a user to rank a collection of items from favorite to least favorite.</text:p>
        </text:list-item>
        <text:list-item>
          <text:p text:style-name="P18">Presenting two items to a user and asking him/her to choose the better one of them.</text:p>
        </text:list-item>
        <text:list-item>
          <text:p text:style-name="P22"><text:span text:style-name="T1">Asking a user to create a list of items that he/she likes (see </text:span><text:a xlink:type="simple" xlink:href="https://en.wikipedia.org/wiki/Rocchio_algorithm" text:style-name="Internet_20_link" text:visited-style-name="Visited_20_Internet_20_Link"><text:span text:style-name="T11">Rocchio classification</text:span></text:a><text:span text:style-name="T1"> or other similar techniques).</text:span></text:p>
          <text:p text:style-name="P18"/>
        </text:list-item>
      </text:list>
      <text:p text:style-name="P6"><text:span text:style-name="T4">Examples of </text:span><text:a xlink:type="simple" xlink:href="https://en.wikipedia.org/wiki/Implicit_data_collection" text:style-name="Internet_20_link" text:visited-style-name="Visited_20_Internet_20_Link"><text:span text:style-name="T10">implicit data collection</text:span></text:a><text:span text:style-name="T4"> include the following:</text:span></text:p>
      <text:list xml:id="list3957688738" text:style-name="L2">
        <text:list-item>
          <text:p text:style-name="P14">Observing the items that a user views in an online store.</text:p>
        </text:list-item>
        <text:list-item>
          <text:p text:style-name="P23"><text:span text:style-name="T1">Analyzing item/user viewing times.</text:span><text:bookmark text:name="cite_ref-38"/><text:a xlink:type="simple" xlink:href="https://en.wikipedia.org/wiki/Recommender_system#cite_note-38" text:style-name="Internet_20_link" text:visited-style-name="Visited_20_Internet_20_Link"><text:span text:style-name="T12">[38]</text:span></text:a></text:p>
        </text:list-item>
        <text:list-item>
          <text:p text:style-name="P19">Keeping a record of the items that a user purchases online.</text:p>
        </text:list-item>
        <text:list-item>
          <text:p text:style-name="P19">Obtaining a list of items that a user has listened to or watched on his/her computer.</text:p>
        </text:list-item>
        <text:list-item>
          <text:p text:style-name="P19">Analyzing the user's social network and discovering similar likes and dislikes.</text:p>
        </text:list-item>
      </text:list>
      <text:p text:style-name="P5"><text:span text:style-name="T1">Collaborative filtering approaches often suffer from three problems: </text:span><text:a xlink:type="simple" xlink:href="https://en.wikipedia.org/wiki/Cold_start_(computing)" text:style-name="Internet_20_link" text:visited-style-name="Visited_20_Internet_20_Link"><text:span text:style-name="T8">cold start</text:span></text:a><text:span text:style-name="T1">, scalability, and sparsity.</text:span><text:bookmark text:name="cite_ref-Lee2007_39-0"/><text:a xlink:type="simple" xlink:href="https://en.wikipedia.org/wiki/Recommender_system#cite_note-Lee2007-39" text:style-name="Internet_20_link" text:visited-style-name="Visited_20_Internet_20_Link"><text:span text:style-name="T12">[39]</text:span></text:a></text:p>
      <text:list xml:id="list1263344091" text:style-name="L3">
        <text:list-item>
          <text:p text:style-name="P16"><text:span text:style-name="T3">Cold start</text:span><text:span text:style-name="T1">: For a new user or item, there isn't enough data to make accurate recommendations.</text:span><text:bookmark text:name="cite_ref-rubens2016_10-1"/><text:a xlink:type="simple" xlink:href="https://en.wikipedia.org/wiki/Recommender_system#cite_note-rubens2016-10" text:style-name="Internet_20_link" text:visited-style-name="Visited_20_Internet_20_Link">[10]</text:a><text:bookmark text:name="cite_ref-elahi2016_11-1"/><text:a xlink:type="simple" xlink:href="https://en.wikipedia.org/wiki/Recommender_system#cite_note-elahi2016-11" text:style-name="Internet_20_link" text:visited-style-name="Visited_20_Internet_20_Link">[11]</text:a></text:p>
        </text:list-item>
        <text:list-item>
          <text:p text:style-name="P20"><text:soft-page-break/><text:span text:style-name="T22">Scalability</text:span>: In many of the environments in which these systems make recommendations, there are millions of users and products. Thus, a large amount of computation power is often necessary to calculate recommendations.</text:p>
        </text:list-item>
        <text:list-item>
          <text:p text:style-name="P20"><text:span text:style-name="T22">Sparsity</text:span>: The number of items sold on major e-commerce sites is extremely large. The most active users will only have rated a small subset of the overall database. Thus, even the most popular items have very few ratings.</text:p>
        </text:list-item>
      </text:list>
      <text:p text:style-name="P1"/>
      <text:h text:style-name="P9" text:outline-level="3"><text:bookmark text:name="Content-based_filtering"/><text:span text:style-name="T15">Content-based filtering</text:span><text:span text:style-name="T16">[</text:span><text:a xlink:type="simple" xlink:href="https://en.wikipedia.org/w/index.php?title=Recommender_system&amp;action=edit&amp;section=4" text:style-name="Internet_20_link" text:visited-style-name="Visited_20_Internet_20_Link"><text:span text:style-name="T14">edit</text:span></text:a><text:span text:style-name="T16">]</text:span></text:h>
      <text:p text:style-name="P5"><text:span text:style-name="T1">Another common approach when designing recommender systems is </text:span><text:span text:style-name="T3">content-based filtering</text:span><text:span text:style-name="T1">. Content-based filtering methods are based on a description of the item and a profile of the user's preferences.</text:span><text:bookmark text:name="cite_ref-Aggarwal16Book_41-0"/><text:a xlink:type="simple" xlink:href="https://en.wikipedia.org/wiki/Recommender_system#cite_note-Aggarwal16Book-41" text:style-name="Internet_20_link" text:visited-style-name="Visited_20_Internet_20_Link">[41]</text:a><text:bookmark text:name="cite_ref-42"/><text:a xlink:type="simple" xlink:href="https://en.wikipedia.org/wiki/Recommender_system#cite_note-42" text:style-name="Internet_20_link" text:visited-style-name="Visited_20_Internet_20_Link">[42]</text:a><text:span text:style-name="T1"> These methods are best suited to situations where there is known data on an item (name, location, description, etc.), but not on the user. Content-based recommenders treat recommendation as a user-specific classification problem and learn a classifier for the user's likes and dislikes based on product features.</text:span></text:p>
      <text:p text:style-name="P6"><text:span text:style-name="T1">In this system, keywords are used to describe the items and a </text:span><text:a xlink:type="simple" xlink:href="https://en.wikipedia.org/wiki/User_profile" text:style-name="Internet_20_link" text:visited-style-name="Visited_20_Internet_20_Link"><text:span text:style-name="T8">user profile</text:span></text:a><text:span text:style-name="T1"> is built to indicate the type of item this user likes. In other words, </text:span><text:span text:style-name="T4">these algorithms try to recommend items that are similar to those that a user liked in the past</text:span><text:span text:style-name="T1">, or is examining in the present. It does not rely on a user sign-in mechanism to generate this often temporary profile. In particular, various candidate items are compared with items previously rated by the user and the best-matching items are recommended. This approach has its roots in </text:span><text:a xlink:type="simple" xlink:href="https://en.wikipedia.org/wiki/Information_retrieval" text:style-name="Internet_20_link" text:visited-style-name="Visited_20_Internet_20_Link"><text:span text:style-name="T8">information retrieval</text:span></text:a><text:span text:style-name="T1"> and </text:span><text:a xlink:type="simple" xlink:href="https://en.wikipedia.org/wiki/Information_filtering" text:style-name="Internet_20_link" text:visited-style-name="Visited_20_Internet_20_Link"><text:span text:style-name="T8">information filtering</text:span></text:a><text:span text:style-name="T1"> research.</text:span></text:p>
      <text:p text:style-name="P6"><text:span text:style-name="T1">To create a </text:span><text:a xlink:type="simple" xlink:href="https://en.wikipedia.org/wiki/User_profile" text:style-name="Internet_20_link" text:visited-style-name="Visited_20_Internet_20_Link"><text:span text:style-name="T8">user profile</text:span></text:a><text:span text:style-name="T1">, the system mostly focuses on two types of information:</text:span></text:p>
      <text:p text:style-name="P7">1. A model of the user's preference.</text:p>
      <text:p text:style-name="P7">2. A history of the user's interaction with the recommender system.</text:p>
      <text:p text:style-name="P5"><text:span text:style-name="T1">Basically, these methods use an item profile (i.e., a set of discrete attributes and features) characterizing the item within the system. To abstract the features of the items in the system, an item presentation algorithm is applied. A widely used algorithm is the </text:span><text:a xlink:type="simple" xlink:href="https://en.wikipedia.org/wiki/Tf–idf" text:style-name="Internet_20_link" text:visited-style-name="Visited_20_Internet_20_Link"><text:span text:style-name="T8">tf–idf</text:span></text:a><text:span text:style-name="T1"> representation (also called vector space representation)</text:span><text:bookmark text:name="cite_ref-43"/><text:a xlink:type="simple" xlink:href="https://en.wikipedia.org/wiki/Recommender_system#cite_note-43" text:style-name="Internet_20_link" text:visited-style-name="Visited_20_Internet_20_Link"><text:span text:style-name="T12">[43]</text:span></text:a><text:span text:style-name="T1">. The system creates a content-based profile of users based on a </text:span><text:span text:style-name="T4">weighted vector </text:span><text:span text:style-name="T1">of item features. </text:span><text:span text:style-name="T4">The weights denote the importance of each feature to the user and can be computed from individually rated content vectors using a variety of techniques</text:span><text:span text:style-name="T1">. Simple approaches use the average values of the rated item vector while other sophisticated methods use machine learning techniques such as </text:span><text:a xlink:type="simple" xlink:href="https://en.wikipedia.org/wiki/Naive_Bayes_classifier" text:style-name="Internet_20_link" text:visited-style-name="Visited_20_Internet_20_Link"><text:span text:style-name="T8">Bayesian Classifiers</text:span></text:a><text:span text:style-name="T1">, </text:span><text:a xlink:type="simple" xlink:href="https://en.wikipedia.org/wiki/Cluster_analysis" text:style-name="Internet_20_link" text:visited-style-name="Visited_20_Internet_20_Link"><text:span text:style-name="T8">cluster analysis</text:span></text:a><text:span text:style-name="T1">, </text:span><text:a xlink:type="simple" xlink:href="https://en.wikipedia.org/wiki/Decision_trees" text:style-name="Internet_20_link" text:visited-style-name="Visited_20_Internet_20_Link"><text:span text:style-name="T8">decision trees</text:span></text:a><text:span text:style-name="T1">, and </text:span><text:a xlink:type="simple" xlink:href="https://en.wikipedia.org/wiki/Artificial_neural_networks" text:style-name="Internet_20_link" text:visited-style-name="Visited_20_Internet_20_Link"><text:span text:style-name="T8">artificial neural networks</text:span></text:a><text:span text:style-name="T1"> in order to estimate the probability that the user is going to like the item.</text:span><text:bookmark text:name="cite_ref-44"/><text:a xlink:type="simple" xlink:href="https://en.wikipedia.org/wiki/Recommender_system#cite_note-44" text:style-name="Internet_20_link" text:visited-style-name="Visited_20_Internet_20_Link"><text:span text:style-name="T12">[44]</text:span></text:a></text:p>
      <text:h text:style-name="P9" text:outline-level="3"><text:bookmark text:name="Hybrid_recommender_systems"/><text:span text:style-name="T15">Hybrid recommender systems</text:span><text:span text:style-name="T16">[</text:span><text:a xlink:type="simple" xlink:href="https://en.wikipedia.org/w/index.php?title=Recommender_system&amp;action=edit&amp;section=8" text:style-name="Internet_20_link" text:visited-style-name="Visited_20_Internet_20_Link"><text:span text:style-name="T14">edit</text:span></text:a><text:span text:style-name="T16">]</text:span></text:h>
      <text:p text:style-name="P5"><text:span text:style-name="T1">Most recommender systems now use a hybrid approach, combining </text:span><text:a xlink:type="simple" xlink:href="https://en.wikipedia.org/wiki/Collaborative_filtering" text:style-name="Internet_20_link" text:visited-style-name="Visited_20_Internet_20_Link"><text:span text:style-name="T8">collaborative filtering</text:span></text:a><text:span text:style-name="T1">, content-based filtering, and other approaches . There is no reason why several different techniques of the same type could not be hybridized. Hybrid approaches can be implemented in several ways: by making content-based and collaborative-based predictions separately and then combining them; by adding content-based capabilities to a collaborative-based approach (and vice versa); or by unifying the approaches into one model (see</text:span><text:bookmark text:name="cite_ref-Toward_the_Next_Generation_of_Recommender_Systems_21-1"/><text:a xlink:type="simple" xlink:href="https://en.wikipedia.org/wiki/Recommender_system#cite_note-Toward_the_Next_Generation_of_Recommender_Systems-21" text:style-name="Internet_20_link" text:visited-style-name="Visited_20_Internet_20_Link"><text:span text:style-name="T12">[21]</text:span></text:a><text:span text:style-name="T1"> for a complete review of recommender systems). Several studies that empirically compare the performance of the hybrid with the pure collaborative and content-based methods and demonstrated that the hybrid methods can provide more accurate recommendations than pure approaches. These methods can also be used to overcome some of the common problems in recommender systems such as cold start and the sparsity problem, as well as the knowledge engineering bottleneck in </text:span><text:a xlink:type="simple" xlink:href="https://en.wikipedia.org/wiki/Knowledge_base" text:style-name="Internet_20_link" text:visited-style-name="Visited_20_Internet_20_Link"><text:span text:style-name="T8">knowledge-based</text:span></text:a><text:span text:style-name="T1"> approaches.</text:span><text:bookmark text:name="cite_ref-52"/><text:a xlink:type="simple" xlink:href="https://en.wikipedia.org/wiki/Recommender_system#cite_note-52" text:style-name="Internet_20_link" text:visited-style-name="Visited_20_Internet_20_Link"><text:span text:style-name="T12">[52]</text:span></text:a></text:p>
      <text:p text:style-name="P5"><text:soft-page-break/><text:a xlink:type="simple" xlink:href="https://en.wikipedia.org/wiki/Netflix" text:style-name="Internet_20_link" text:visited-style-name="Visited_20_Internet_20_Link"><text:span text:style-name="T8">Netflix</text:span></text:a><text:span text:style-name="T1"> is a good example of the use of hybrid recommender systems.</text:span><text:bookmark text:name="cite_ref-53"/><text:a xlink:type="simple" xlink:href="https://en.wikipedia.org/wiki/Recommender_system#cite_note-53" text:style-name="Internet_20_link" text:visited-style-name="Visited_20_Internet_20_Link"><text:span text:style-name="T12">[53]</text:span></text:a><text:span text:style-name="T1"> The website makes recommendations by comparing the watching and searching habits of similar users (i.e., collaborative filtering) as well as by offering movies that share characteristics with films that a user has rated highly (content-based filtering).</text:span></text:p>
      <text:p text:style-name="P7">Some hybridization techniques include:</text:p>
      <text:list xml:id="list418510303" text:style-name="L4">
        <text:list-item>
          <text:p text:style-name="P15"><text:span text:style-name="T22">Weighted</text:span>: Combining the score of different recommendation components numerically.</text:p>
        </text:list-item>
        <text:list-item>
          <text:p text:style-name="P21"><text:span text:style-name="T22">Switching</text:span>: Choosing among recommendation components and applying the selected one.</text:p>
        </text:list-item>
        <text:list-item>
          <text:p text:style-name="P21"><text:span text:style-name="T22">Mixed</text:span>: Recommendations from different recommenders are presented together to give the recommendation.</text:p>
        </text:list-item>
        <text:list-item>
          <text:p text:style-name="P21"><text:span text:style-name="T22">Feature Combination</text:span>: Features derived from different knowledge sources are combined together and given to a single recommendation algorithm.</text:p>
        </text:list-item>
        <text:list-item>
          <text:p text:style-name="P21"><text:span text:style-name="T22">Feature Augmentation</text:span>: Computing a feature or set of features, which is then part of the input to the next technique.</text:p>
        </text:list-item>
        <text:list-item>
          <text:p text:style-name="P21"><text:span text:style-name="T22">Cascade</text:span>: Recommenders are given strict priority, with the lower priority ones breaking ties in the scoring of the higher ones.</text:p>
        </text:list-item>
        <text:list-item>
          <text:p text:style-name="P24"><text:span text:style-name="T3">Meta-level</text:span><text:span text:style-name="T1">: One recommendation technique is applied and produces some sort of model, which is then the input used by the next technique.</text:span><text:bookmark text:name="cite_ref-hybrids_54-0"/><text:a xlink:type="simple" xlink:href="https://en.wikipedia.org/wiki/Recommender_system#cite_note-hybrids-54" text:style-name="Internet_20_link" text:visited-style-name="Visited_20_Internet_20_Link"><text:span text:style-name="T12">[54]</text:span></text:a></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00:30:35.756613808</meta:creation-date>
    <dc:date>2019-12-10T09:57:22.158055010</dc:date>
    <meta:editing-duration>PT11M17S</meta:editing-duration>
    <meta:editing-cycles>2</meta:editing-cycles>
    <meta:generator>LibreOffice/6.2.8.2$Linux_X86_64 LibreOffice_project/20$Build-2</meta:generator>
    <meta:document-statistic meta:table-count="0" meta:image-count="0" meta:object-count="0" meta:page-count="3" meta:paragraph-count="43" meta:word-count="1202" meta:character-count="7850" meta:non-whitespace-character-count="6712"/>
  </office:meta>
</office:document-meta>
</file>